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656c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656c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656c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656c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656c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656c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656c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656c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656c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656c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656c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656c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656c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656c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656c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656c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656c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Isabella Victoria Caraballo Marcan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/11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18963260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Andreina Isabel  Caraballo Noguera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987530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18.217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9" meta:character-count="1191" meta:non-whitespace-character-count="1020"/>
    <meta:template xlink:type="simple" xlink:actuate="onRequest" xlink:title="Normal" xlink:href=""/>
  </office:meta>
</office:document-meta>
</file>